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 2" style:font-charset="x-symbol" svg:font-family="Wingdings 2" style:font-family-generic="roman" style:font-pitch="variable" svg:panose-1="5 2 1 2 1 5 7 7 7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6.293in"/>
    </style:style>
    <style:style style:name="Table1" style:family="table" style:master-page-name="MP0">
      <style:table-properties style:width="6.293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dashed #FF66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6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7" style:parent-style-name="Normal" style:family="paragraph">
      <style:paragraph-properties fo:text-align="center" fo:margin-bottom="0in" fo:line-height="100%"/>
      <style:text-properties style:font-name="Calibri Light" style:font-name-complex="Calibri Light" fo:font-style="italic" style:font-style-asian="italic" style:font-style-complex="italic" fo:font-size="9pt" style:font-size-asian="9pt" style:font-size-complex="9pt"/>
    </style:style>
    <style:style style:name="P8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9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P10" style:parent-style-name="Normal" style:family="paragraph">
      <style:paragraph-properties fo:text-align="center" fo:margin-bottom="0in" fo:line-height="100%"/>
      <style:text-properties style:font-name="Calibri Light" style:font-name-complex="Calibri Light" fo:font-style="italic" style:font-style-asian="italic" style:font-style-complex="italic" fo:font-size="9pt" style:font-size-asian="9pt" style:font-size-complex="9pt"/>
    </style:style>
    <style:style style:name="P11" style:parent-style-name="Normal" style:family="paragraph">
      <style:paragraph-properties fo:text-align="justify"/>
      <style:text-properties style:font-name="Calibri Light" style:font-name-complex="Calibri Light"/>
    </style:style>
    <style:style style:name="TableColumn13" style:family="table-column">
      <style:table-column-properties style:column-width="6.293in"/>
    </style:style>
    <style:style style:name="Table12" style:family="table">
      <style:table-properties style:width="6.293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P17" style:parent-style-name="Normal" style:family="paragraph">
      <style:paragraph-properties fo:text-align="center" fo:margin-bottom="0in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size="10pt" style:font-size-asian="10pt" style:font-size-complex="10pt" fo:background-color="#D0CECE"/>
    </style:style>
    <style:style style:name="T20" style:parent-style-name="Policepardéfaut" style:family="text">
      <style:text-properties fo:font-size="10pt" style:font-size-asian="10pt" style:font-size-complex="10pt" fo:background-color="#D9E2F3"/>
    </style:style>
    <style:style style:name="T21" style:parent-style-name="Policepardéfaut" style:family="text">
      <style:text-properties fo:font-weight="bold" style:font-weight-asian="bold" style:font-weight-complex="bold" fo:font-size="10pt" style:font-size-asian="10pt" style:font-size-complex="10pt" fo:background-color="#FFFFFF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2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25" style:parent-style-name="Normal" style:family="paragraph">
      <style:paragraph-properties fo:margin-bottom="0in" fo:background-color="#D0CECE">
        <style:background-fill draw:fill="solid" draw:fill-color="#D0CECE"/>
      </style:paragraph-properties>
    </style:style>
    <style:style style:name="P26" style:parent-style-name="Normal" style:family="paragraph">
      <style:paragraph-properties fo:margin-bottom="0in" fo:background-color="#FFFFFF">
        <style:background-fill draw:fill="solid" draw:fill-color="#FFFFFF"/>
      </style:paragraph-properties>
    </style:style>
    <style:style style:name="P27" style:parent-style-name="Normal" style:family="paragraph">
      <style:paragraph-properties fo:margin-bottom="0in" fo:background-color="#D0CECE">
        <style:background-fill draw:fill="solid" draw:fill-color="#D0CECE"/>
      </style:paragraph-properties>
    </style:style>
    <style:style style:name="P28" style:parent-style-name="Normal" style:family="paragraph">
      <style:paragraph-properties fo:margin-bottom="0in" fo:background-color="#FFFFFF">
        <style:background-fill draw:fill="solid" draw:fill-color="#FFFFFF"/>
      </style:paragraph-properties>
    </style:style>
    <style:style style:name="P29" style:parent-style-name="Normal" style:family="paragraph">
      <style:paragraph-properties fo:margin-bottom="0in" fo:background-color="#FFFFFF">
        <style:background-fill draw:fill="solid" draw:fill-color="#FFFFFF"/>
      </style:paragraph-properties>
    </style:style>
    <style:style style:name="T30" style:parent-style-name="Policepardéfaut" style:family="text">
      <style:text-properties fo:background-color="#D0CECE"/>
    </style:style>
    <style:style style:name="P31" style:parent-style-name="Normal" style:family="paragraph">
      <style:paragraph-properties fo:margin-bottom="0in" fo:background-color="#FFFFFF">
        <style:background-fill draw:fill="solid" draw:fill-color="#FFFFFF"/>
      </style:paragraph-properties>
    </style:style>
    <style:style style:name="P32" style:parent-style-name="Normal" style:family="paragraph">
      <style:paragraph-properties fo:text-align="end"/>
      <style:text-properties fo:font-weight="bold" style:font-weight-asian="bold" style:font-weight-complex="bold"/>
    </style:style>
    <style:style style:name="P33" style:parent-style-name="Normal" style:family="paragraph">
      <style:paragraph-properties fo:text-align="end"/>
    </style:style>
    <style:style style:name="T34" style:parent-style-name="Policepardéfaut" style:family="text">
      <style:text-properties fo:background-color="#D0CECE"/>
    </style:style>
    <style:style style:name="T35" style:parent-style-name="Policepardéfaut" style:family="text">
      <style:text-properties fo:background-color="#D5DCE4"/>
    </style:style>
    <style:style style:name="P36" style:parent-style-name="Normal" style:family="paragraph">
      <style:paragraph-properties fo:text-align="end"/>
    </style:style>
    <style:style style:name="T37" style:parent-style-name="Policepardéfaut" style:family="text">
      <style:text-properties fo:background-color="#D0CECE"/>
    </style:style>
    <style:style style:name="P38" style:parent-style-name="Normal" style:family="paragraph">
      <style:paragraph-properties fo:text-align="end"/>
    </style:style>
    <style:style style:name="T39" style:parent-style-name="Policepardéfaut" style:family="text">
      <style:text-properties fo:background-color="#D0CECE"/>
    </style:style>
    <style:style style:name="P40" style:parent-style-name="Normal" style:family="paragraph">
      <style:paragraph-properties fo:text-align="end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T45" style:parent-style-name="Policepardéfaut" style:family="text">
      <style:text-properties fo:font-weight="bold" style:font-weight-asian="bold" style:font-weight-complex="bold"/>
    </style:style>
    <style:style style:name="T46" style:parent-style-name="Policepardéfaut" style:family="text">
      <style:text-properties fo:font-weight="bold" style:font-weight-asian="bold" style:font-weight-complex="bold" fo:background-color="#D5DCE4"/>
    </style:style>
    <style:style style:name="T47" style:parent-style-name="Policepardéfaut" style:family="text">
      <style:text-properties fo:font-weight="bold" style:font-weight-asian="bold" style:font-weight-complex="bold" fo:background-color="#D0CECE"/>
    </style:style>
    <style:style style:name="T48" style:parent-style-name="Policepardéfaut" style:family="text">
      <style:text-properties fo:font-weight="bold" style:font-weight-asian="bold" style:font-weight-complex="bold" fo:background-color="#D5DCE4"/>
    </style:style>
    <style:style style:name="T49" style:parent-style-name="Policepardéfaut" style:family="text">
      <style:text-properties fo:font-weight="bold" style:font-weight-asian="bold" style:font-weight-complex="bold" fo:background-color="#D0CECE"/>
    </style:style>
    <style:style style:name="T50" style:parent-style-name="Policepardéfaut" style:family="text">
      <style:text-properties fo:background-color="#D0CECE"/>
    </style:style>
    <style:style style:name="T51" style:parent-style-name="Policepardéfaut" style:family="text">
      <style:text-properties fo:font-weight="bold" style:font-weight-asian="bold" style:font-weight-complex="bold" fo:background-color="#D0CECE"/>
    </style:style>
    <style:style style:name="T52" style:parent-style-name="Policepardéfaut" style:family="text">
      <style:text-properties fo:font-weight="bold" style:font-weight-asian="bold" style:font-weight-complex="bold" fo:background-color="#D5DCE4"/>
    </style:style>
    <style:style style:name="T53" style:parent-style-name="Policepardéfaut" style:family="text">
      <style:text-properties fo:font-weight="bold" style:font-weight-asian="bold" style:font-weight-complex="bold"/>
    </style:style>
    <style:style style:name="T54" style:parent-style-name="Policepardéfaut" style:family="text">
      <style:text-properties fo:background-color="#D0CECE"/>
    </style:style>
    <style:style style:name="P55" style:parent-style-name="Normal" style:family="paragraph">
      <style:paragraph-properties fo:text-align="end"/>
      <style:text-properties fo:font-weight="bold" style:font-weight-asian="bold" style:font-weight-complex="bold"/>
    </style:style>
    <style:style style:name="P56" style:parent-style-name="Normal" style:family="paragraph">
      <style:paragraph-properties fo:text-align="end"/>
      <style:text-properties fo:font-weight="bold" style:font-weight-asian="bold" style:font-weight-complex="bold"/>
    </style:style>
    <style:style style:name="P57" style:parent-style-name="Normal" style:family="paragraph">
      <style:paragraph-properties fo:text-align="justify"/>
    </style:style>
    <style:style style:name="T58" style:parent-style-name="Policepardéfaut" style:family="text">
      <style:text-properties fo:font-weight="bold" style:font-weight-asian="bold" style:font-weight-complex="bold" fo:font-style="italic" style:font-style-asian="italic" style:font-style-complex="italic" fo:background-color="#D9D9D9"/>
    </style:style>
    <style:style style:name="T5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olumn61" style:family="table-column">
      <style:table-column-properties style:column-width="6.8916in"/>
    </style:style>
    <style:style style:name="Table60" style:family="table">
      <style:table-properties style:width="6.8916in" fo:margin-left="-0.2993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65" style:parent-style-name="Normal" style:family="paragraph">
      <style:paragraph-properties fo:text-align="justify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66" style:parent-style-name="Normal" style:family="paragraph">
      <style:paragraph-properties fo:text-align="justify" fo:margin-bottom="0in" fo:line-height="100%"/>
    </style:style>
    <style:style style:name="T67" style:parent-style-name="Policepardéfaut" style:family="text">
      <style:text-properties style:font-name="Calibri Light" style:font-name-complex="Calibri Light" fo:font-size="10pt" style:font-size-asian="10pt" style:font-size-complex="10pt"/>
    </style:style>
    <style:style style:name="T68" style:parent-style-name="Policepardéfaut" style:family="text">
      <style:text-properties style:font-name="Calibri Light" style:font-name-complex="Calibri Light" fo:font-size="10pt" style:font-size-asian="10pt" style:font-size-complex="10pt" fo:background-color="#D0CECE"/>
    </style:style>
    <style:style style:name="P69" style:parent-style-name="Normal" style:family="paragraph">
      <style:paragraph-properties fo:text-align="justify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70" style:parent-style-name="Normal" style:family="paragraph">
      <style:paragraph-properties fo:text-align="justify" fo:margin-bottom="0in" fo:line-height="100%"/>
    </style:style>
    <style:style style:name="T71" style:parent-style-name="Policepardéfaut" style:family="text">
      <style:text-properties style:font-name="Calibri Light" style:font-name-complex="Calibri Light" fo:font-size="10pt" style:font-size-asian="10pt" style:font-size-complex="10pt"/>
    </style:style>
    <style:style style:name="T72" style:parent-style-name="Policepardéfaut" style:family="text">
      <style:text-properties style:font-name="Calibri Light" style:font-name-complex="Calibri Light" fo:font-size="10pt" style:font-size-asian="10pt" style:font-size-complex="10pt" fo:background-color="#D0CECE"/>
    </style:style>
    <style:style style:name="P73" style:parent-style-name="Normal" style:family="paragraph">
      <style:paragraph-properties fo:text-align="justify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74" style:parent-style-name="Normal" style:family="paragraph">
      <style:paragraph-properties fo:text-align="justify" fo:margin-bottom="0in" fo:line-height="100%"/>
    </style:style>
    <style:style style:name="T75" style:parent-style-name="Policepardéfaut" style:family="text">
      <style:text-properties style:font-name="Calibri Light" style:font-name-complex="Calibri Light" fo:font-size="10pt" style:font-size-asian="10pt" style:font-size-complex="10pt"/>
    </style:style>
    <style:style style:name="T76" style:parent-style-name="Policepardéfaut" style:family="text">
      <style:text-properties style:font-name="Calibri Light" style:font-name-complex="Calibri Light" fo:font-size="10pt" style:font-size-asian="10pt" style:font-size-complex="10pt" fo:background-color="#D0CECE"/>
    </style:style>
    <style:style style:name="P77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78" style:parent-style-name="Normal" style:family="paragraph">
      <style:paragraph-properties fo:text-align="justify"/>
    </style:style>
    <style:style style:name="TableColumn80" style:family="table-column">
      <style:table-column-properties style:column-width="1.6736in"/>
    </style:style>
    <style:style style:name="TableColumn81" style:family="table-column">
      <style:table-column-properties style:column-width="1.7722in"/>
    </style:style>
    <style:style style:name="TableColumn82" style:family="table-column">
      <style:table-column-properties style:column-width="1.2791in"/>
    </style:style>
    <style:style style:name="TableColumn83" style:family="table-column">
      <style:table-column-properties style:column-width="1.2798in"/>
    </style:style>
    <style:style style:name="TableColumn84" style:family="table-column">
      <style:table-column-properties style:column-width="1.2798in"/>
    </style:style>
    <style:style style:name="Table79" style:family="table">
      <style:table-properties style:width="7.2847in" fo:margin-left="-0.3972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background-color="#AEAAAA" style:writing-mode="lr-tb" fo:padding-top="0in" fo:padding-left="0.075in" fo:padding-bottom="0in" fo:padding-right="0.075in">
        <style:background-fill draw:fill="solid" draw:fill-color="#AEAAAA"/>
      </style:table-cell-properties>
    </style:style>
    <style:style style:name="P87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88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89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90" style:family="table-cell">
      <style:table-cell-properties fo:border="0.0069in solid #000000" fo:background-color="#AEAAAA" style:writing-mode="lr-tb" fo:padding-top="0in" fo:padding-left="0.075in" fo:padding-bottom="0in" fo:padding-right="0.075in">
        <style:background-fill draw:fill="solid" draw:fill-color="#AEAAAA"/>
      </style:table-cell-properties>
    </style:style>
    <style:style style:name="P91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92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93" style:parent-style-name="Normal" style:family="paragraph">
      <style:paragraph-properties fo:text-align="justify" fo:margin-bottom="0in" fo:line-height="100%"/>
    </style:style>
    <style:style style:name="T94" style:parent-style-name="Policepardéfaut" style:family="text">
      <style:text-properties style:font-name="Calibri Light" style:font-name-complex="Calibri Light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95" style:parent-style-name="Policepardéfaut" style:family="text">
      <style:text-properties style:font-name="Calibri Light" style:font-name-complex="Calibri Light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96" style:family="table-cell">
      <style:table-cell-properties fo:border="0.0069in solid #000000" fo:background-color="#AEAAAA" style:writing-mode="lr-tb" fo:padding-top="0in" fo:padding-left="0.075in" fo:padding-bottom="0in" fo:padding-right="0.075in">
        <style:background-fill draw:fill="solid" draw:fill-color="#AEAAAA"/>
      </style:table-cell-properties>
    </style:style>
    <style:style style:name="P97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98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99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100" style:parent-style-name="Normal" style:family="paragraph">
      <style:paragraph-properties fo:text-align="center" fo:margin-bottom="0in" fo:line-height="100%"/>
    </style:style>
    <style:style style:name="T101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font-size="10pt" style:font-size-asian="10pt" style:font-size-complex="10pt"/>
    </style:style>
    <style:style style:name="TableCell102" style:family="table-cell">
      <style:table-cell-properties fo:border="0.0069in solid #000000" fo:background-color="#AEAAAA" style:writing-mode="lr-tb" fo:padding-top="0in" fo:padding-left="0.075in" fo:padding-bottom="0in" fo:padding-right="0.075in">
        <style:background-fill draw:fill="solid" draw:fill-color="#AEAAAA"/>
      </style:table-cell-properties>
    </style:style>
    <style:style style:name="P103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04" style:parent-style-name="Normal" style:family="paragraph">
      <style:paragraph-properties fo:text-align="center" fo:margin-bottom="0in" fo:line-height="100%"/>
    </style:style>
    <style:style style:name="T105" style:parent-style-name="Policepardéfaut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06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107" style:parent-style-name="Normal" style:family="paragraph">
      <style:paragraph-properties fo:text-align="center" fo:margin-bottom="0in" fo:line-height="100%"/>
    </style:style>
    <style:style style:name="T108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font-size="10pt" style:font-size-asian="10pt" style:font-size-complex="10pt"/>
    </style:style>
    <style:style style:name="TableCell109" style:family="table-cell">
      <style:table-cell-properties fo:border="0.0069in solid #000000" fo:background-color="#AEAAAA" style:writing-mode="lr-tb" fo:padding-top="0in" fo:padding-left="0.075in" fo:padding-bottom="0in" fo:padding-right="0.075in">
        <style:background-fill draw:fill="solid" draw:fill-color="#AEAAAA"/>
      </style:table-cell-properties>
    </style:style>
    <style:style style:name="P110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11" style:parent-style-name="Normal" style:family="paragraph">
      <style:paragraph-properties fo:text-align="center" fo:margin-bottom="0in" fo:line-height="100%"/>
    </style:style>
    <style:style style:name="T112" style:parent-style-name="Policepardéfaut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13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114" style:parent-style-name="Normal" style:family="paragraph">
      <style:paragraph-properties fo:text-align="center" fo:margin-bottom="0in" fo:line-height="100%"/>
    </style:style>
    <style:style style:name="T115" style:parent-style-name="Policepardéfaut" style:family="text">
      <style:text-properties style:font-name="Wingdings 2" style:font-name-asian="Wingdings 2" style:font-name-complex="Wingdings 2" fo:font-weight="bold" style:font-weight-asian="bold" style:font-weight-complex="bold" fo:font-size="10pt" style:font-size-asian="10pt" style:font-size-complex="10pt"/>
    </style:style>
    <style:style style:name="TableRow116" style:family="table-row">
      <style:table-row-properties style:min-row-height="0.3597in"/>
    </style:style>
    <style:style style:name="TableCell117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118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19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20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21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122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23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24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Row131" style:family="table-row">
      <style:table-row-properties style:min-row-height="0.359in"/>
    </style:style>
    <style:style style:name="P132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33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134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35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36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137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138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141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42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43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44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145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46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155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56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57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58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159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60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Row167" style:family="table-row">
      <style:table-row-properties style:min-row-height="0.2555in"/>
    </style:style>
    <style:style style:name="TableCell168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169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70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71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72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173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74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Calibri Light" style:font-name-complex="Calibri Light" fo:font-size="8pt" style:font-size-asian="8pt" style:font-size-complex="8pt"/>
    </style:style>
    <style:style style:name="P177" style:parent-style-name="Normal" style:family="paragraph">
      <style:paragraph-properties fo:margin-bottom="0in" fo:line-height="100%"/>
      <style:text-properties style:font-name="Calibri Light" style:font-name-complex="Calibri Light" fo:font-size="8pt" style:font-size-asian="8pt" style:font-size-complex="8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Row182" style:family="table-row">
      <style:table-row-properties style:min-row-height="0.2548in"/>
    </style:style>
    <style:style style:name="P183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84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Calibri Light" style:font-name-complex="Calibri Light" fo:font-size="6pt" style:font-size-asian="6pt" style:font-size-complex="6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Calibri Light" style:font-name-complex="Calibri Light" fo:font-size="6pt" style:font-size-asian="6pt" style:font-size-complex="6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Calibri Light" style:font-name-complex="Calibri Light" fo:font-size="6pt" style:font-size-asian="6pt" style:font-size-complex="6pt"/>
    </style:style>
    <style:style style:name="TableRow191" style:family="table-row">
      <style:table-row-properties style:min-row-height="0.2555in"/>
    </style:style>
    <style:style style:name="TableCell192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193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94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95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96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19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198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Calibri Light" style:font-name-complex="Calibri Light" fo:font-size="6pt" style:font-size-asian="6pt" style:font-size-complex="6pt"/>
    </style:style>
    <style:style style:name="P201" style:parent-style-name="Normal" style:family="paragraph">
      <style:paragraph-properties fo:margin-bottom="0in" fo:line-height="100%"/>
      <style:text-properties style:font-name="Calibri Light" style:font-name-complex="Calibri Light" fo:font-size="6pt" style:font-size-asian="6pt" style:font-size-complex="6pt"/>
    </style:style>
    <style:style style:name="P202" style:parent-style-name="Normal" style:family="paragraph">
      <style:paragraph-properties fo:margin-bottom="0in" fo:line-height="100%"/>
      <style:text-properties style:font-name="Calibri Light" style:font-name-complex="Calibri Light" fo:font-size="6pt" style:font-size-asian="6pt" style:font-size-complex="6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Calibri Light" style:font-name-complex="Calibri Light" fo:font-size="6pt" style:font-size-asian="6pt" style:font-size-complex="6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Calibri Light" style:font-name-complex="Calibri Light" fo:font-size="6pt" style:font-size-asian="6pt" style:font-size-complex="6pt"/>
    </style:style>
    <style:style style:name="TableRow207" style:family="table-row">
      <style:table-row-properties style:min-row-height="0.2548in"/>
    </style:style>
    <style:style style:name="P208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209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end"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end" fo:margin-bottom="0in" fo:line-height="100%"/>
    </style:style>
    <style:style style:name="T214" style:parent-style-name="Policepardéfaut" style:family="text">
      <style:text-properties style:font-name="Calibri Light" style:font-name-complex="Calibri Light" fo:font-weight="bold" style:font-weight-asian="bold" style:font-weight-complex="bold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end" fo:margin-bottom="0in" fo:line-height="100%"/>
    </style:style>
    <style:style style:name="T217" style:parent-style-name="Policepardéfaut" style:family="text">
      <style:text-properties style:font-name="Calibri Light" style:font-name-complex="Calibri Light" fo:font-weight="bold" style:font-weight-asian="bold" style:font-weight-complex="bold"/>
    </style:style>
    <style:style style:name="TableRow218" style:family="table-row">
      <style:table-row-properties style:min-row-height="0.2555in"/>
    </style:style>
    <style:style style:name="P219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220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221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222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end" fo:margin-bottom="0in" fo:line-height="100%"/>
      <style:text-properties style:font-name="Calibri Light" style:font-name-complex="Calibri Light" fo:font-size="6pt" style:font-size-asian="6pt" style:font-size-complex="6pt"/>
    </style:style>
    <style:style style:name="P225" style:parent-style-name="Normal" style:family="paragraph">
      <style:paragraph-properties fo:text-align="end" fo:margin-bottom="0in" fo:line-height="100%"/>
      <style:text-properties style:font-name="Calibri Light" style:font-name-complex="Calibri Light" fo:font-size="6pt" style:font-size-asian="6pt" style:font-size-complex="6pt"/>
    </style:style>
    <style:style style:name="P226" style:parent-style-name="Normal" style:family="paragraph">
      <style:paragraph-properties fo:text-align="end" fo:margin-bottom="0in" fo:line-height="100%"/>
      <style:text-properties style:font-name="Calibri Light" style:font-name-complex="Calibri Light" fo:font-size="6pt" style:font-size-asian="6pt" style:font-size-complex="6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end" fo:margin-bottom="0in" fo:line-height="100%"/>
      <style:text-properties style:font-name="Calibri Light" style:font-name-complex="Calibri Light" fo:font-size="6pt" style:font-size-asian="6pt" style:font-size-complex="6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end" fo:margin-bottom="0in" fo:line-height="100%"/>
      <style:text-properties style:font-name="Calibri Light" style:font-name-complex="Calibri Light" fo:font-size="6pt" style:font-size-asian="6pt" style:font-size-complex="6pt"/>
    </style:style>
    <style:style style:name="TableRow231" style:family="table-row">
      <style:table-row-properties style:min-row-height="0.2548in"/>
    </style:style>
    <style:style style:name="P232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233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end" fo:margin-bottom="0in" fo:line-height="100%"/>
    </style:style>
    <style:style style:name="T236" style:parent-style-name="Policepardéfaut" style:family="text">
      <style:text-properties style:font-name="Calibri Light" style:font-name-complex="Calibri Light" fo:font-weight="bold" style:font-weight-asian="bold" style:font-weight-complex="bold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end" fo:margin-bottom="0in" fo:line-height="100%"/>
    </style:style>
    <style:style style:name="T239" style:parent-style-name="Policepardéfaut" style:family="text">
      <style:text-properties style:font-name="Calibri Light" style:font-name-complex="Calibri Light" fo:font-weight="bold" style:font-weight-asian="bold" style:font-weight-complex="bold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end" fo:margin-bottom="0in" fo:line-height="100%"/>
    </style:style>
    <style:style style:name="T242" style:parent-style-name="Policepardéfaut" style:family="text">
      <style:text-properties style:font-name="Calibri Light" style:font-name-complex="Calibri Light" fo:font-weight="bold" style:font-weight-asian="bold" style:font-weight-complex="bold"/>
    </style:style>
    <style:style style:name="TableRow243" style:family="table-row">
      <style:table-row-properties style:min-row-height="0.2555in"/>
    </style:style>
    <style:style style:name="P244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245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246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247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end" fo:margin-bottom="0in" fo:line-height="100%"/>
      <style:text-properties style:font-name="Calibri Light" style:font-name-complex="Calibri Light" fo:font-size="6pt" style:font-size-asian="6pt" style:font-size-complex="6pt"/>
    </style:style>
    <style:style style:name="P250" style:parent-style-name="Normal" style:family="paragraph">
      <style:paragraph-properties fo:text-align="end" fo:margin-bottom="0in" fo:line-height="100%"/>
      <style:text-properties style:font-name="Calibri Light" style:font-name-complex="Calibri Light" fo:font-size="6pt" style:font-size-asian="6pt" style:font-size-complex="6pt"/>
    </style:style>
    <style:style style:name="P251" style:parent-style-name="Normal" style:family="paragraph">
      <style:paragraph-properties fo:text-align="end" fo:margin-bottom="0in" fo:line-height="100%"/>
      <style:text-properties style:font-name="Calibri Light" style:font-name-complex="Calibri Light" fo:font-size="6pt" style:font-size-asian="6pt" style:font-size-complex="6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end" fo:margin-bottom="0in" fo:line-height="100%"/>
      <style:text-properties style:font-name="Calibri Light" style:font-name-complex="Calibri Light" fo:font-size="6pt" style:font-size-asian="6pt" style:font-size-complex="6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end" fo:margin-bottom="0in" fo:line-height="100%"/>
      <style:text-properties style:font-name="Calibri Light" style:font-name-complex="Calibri Light" fo:font-size="6pt" style:font-size-asian="6pt" style:font-size-complex="6pt"/>
    </style:style>
    <style:style style:name="TableRow256" style:family="table-row">
      <style:table-row-properties style:min-row-height="0.2548in"/>
    </style:style>
    <style:style style:name="P257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258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end" fo:margin-bottom="0in" fo:line-height="100%"/>
    </style:style>
    <style:style style:name="T261" style:parent-style-name="Policepardéfaut" style:family="text">
      <style:text-properties style:font-name="Calibri Light" style:font-name-complex="Calibri Light" fo:font-weight="bold" style:font-weight-asian="bold" style:font-weight-complex="bold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end" fo:margin-bottom="0in" fo:line-height="100%"/>
    </style:style>
    <style:style style:name="T264" style:parent-style-name="Policepardéfaut" style:family="text">
      <style:text-properties style:font-name="Calibri Light" style:font-name-complex="Calibri Light" fo:font-weight="bold" style:font-weight-asian="bold" style:font-weight-complex="bold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end" fo:margin-bottom="0in" fo:line-height="100%"/>
    </style:style>
    <style:style style:name="T267" style:parent-style-name="Policepardéfaut" style:family="text">
      <style:text-properties style:font-name="Calibri Light" style:font-name-complex="Calibri Light" fo:font-weight="bold" style:font-weight-asian="bold" style:font-weight-complex="bold"/>
    </style:style>
    <style:style style:name="TableRow268" style:family="table-row">
      <style:table-row-properties style:min-row-height="0.5368in"/>
    </style:style>
    <style:style style:name="TableCell269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270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271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272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273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74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275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276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27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Row284" style:family="table-row">
      <style:table-row-properties style:min-row-height="0.5361in"/>
    </style:style>
    <style:style style:name="P285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286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28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288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289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290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291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Row292" style:family="table-row">
      <style:table-row-properties style:min-row-height="0.2708in"/>
    </style:style>
    <style:style style:name="TableCell293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294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295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296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297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298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TableRow305" style:family="table-row">
      <style:table-row-properties style:min-row-height="0.2708in"/>
    </style:style>
    <style:style style:name="P306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307" style:family="table-cell">
      <style:table-cell-properties fo:border="0.0069in solid #000000" fo:background-color="#D0CECE" style:writing-mode="lr-tb" fo:padding-top="0in" fo:padding-left="0.075in" fo:padding-bottom="0in" fo:padding-right="0.075in">
        <style:background-fill draw:fill="solid" draw:fill-color="#D0CECE"/>
      </style:table-cell-properties>
    </style:style>
    <style:style style:name="P308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309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310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311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312" style:parent-style-name="Normal" style:family="paragraph">
      <style:paragraph-properties fo:text-align="justify" fo:margin-bottom="0in" fo:line-height="100%"/>
    </style:style>
    <style:style style:name="TableColumn314" style:family="table-column">
      <style:table-column-properties style:column-width="3.052in"/>
    </style:style>
    <style:style style:name="TableColumn315" style:family="table-column">
      <style:table-column-properties style:column-width="3.8388in"/>
    </style:style>
    <style:style style:name="Table313" style:family="table">
      <style:table-properties style:width="6.8909in" fo:margin-left="0in" table:align="left"/>
    </style:style>
    <style:style style:name="TableRow316" style:family="table-row">
      <style:table-row-properties/>
    </style:style>
    <style:style style:name="TableCell317" style:family="table-cell">
      <style:table-cell-properties fo:border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justify" fo:margin-bottom="0in" fo:line-height="100%"/>
    </style:style>
    <style:style style:name="T319" style:parent-style-name="Policepardéfaut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320" style:parent-style-name="Policepardéfaut" style:family="text">
      <style:text-properties style:font-name="Calibri Light" style:font-name-complex="Calibri Light" fo:font-weight="bold" style:font-weight-asian="bold" style:font-weight-complex="bold" style:text-position="super 65%" fo:font-size="10pt" style:font-size-asian="10pt" style:font-size-complex="10pt"/>
    </style:style>
    <style:style style:name="T321" style:parent-style-name="Policepardéfaut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322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323" style:family="table-cell">
      <style:table-cell-properties fo:border="non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end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325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P6">FORMULAIRE DE VOTE PAR CORRESPONDANCE</text:p>
            <text:p text:style-name="P7">Conforme à l’arrêté du 2.07.2020 fixant le modèle de formulaire de vote par correspondance aux assemblées générales</text:p>
            <text:p text:style-name="P8"/>
            <text:p text:style-name="P9">Formulaire obligatoirement joint à l’ordre du jour (décret n°67-223 du 17.03.1967)</text:p>
            <text:p text:style-name="P10"/>
          </table:table-cell>
        </table:table-row>
      </table:table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/>
            <text:p text:style-name="P17"><text:span text:style-name="T18">Objet : Assemblée générale des copropriétaires du ou des immeubles sis</text:span><text:s/><text:span text:style-name="T19">..............................................................................</text:span><text:span text:style-name="T20"><text:s/></text:span><text:span text:style-name="T21">(Adresse)</text:span></text:p>
            <text:p text:style-name="P22"/>
            <text:p text:style-name="P23">Date et lieu :<text:s/></text:p>
            <text:p text:style-name="P24"/>
            <text:p text:style-name="P25">Le ..................... (jour/mois/année)<text:s/></text:p>
            <text:p text:style-name="P26"/>
            <text:p text:style-name="P27">à ......... (Heure de la convocation)<text:s/></text:p>
            <text:p text:style-name="P28"/>
            <text:p text:style-name="P29"><text:span text:style-name="T30">Adresse : ....................................................................................... (Lieu de la réunion</text:span>)</text:p>
            <text:p text:style-name="P31"/>
          </table:table-cell>
        </table:table-row>
      </table:table>
      <text:p text:style-name="Normal"/>
      <text:p text:style-name="P32">Ce formulaire doit être adressé à :<text:s/></text:p>
      <text:p text:style-name="P33"><text:span text:style-name="T34">................................................ (Nom et préno</text:span><text:span text:style-name="T35">m</text:span>)<text:s/></text:p>
      <text:p text:style-name="P36"><text:span text:style-name="T37">………………………………………....... (Adresse postale</text:span>)<text:s/></text:p>
      <text:p text:style-name="P38"><text:span text:style-name="T39">………………………………………….......... (Adresse mail de l'organisateur de l'assemblée</text:span>)<text:s/></text:p>
      <text:p text:style-name="P40"><text:span text:style-name="T41">Avant la date limite de réception le</text:span><text:s/>: ..................... (jour/mois/année)</text:p>
      <text:p text:style-name="P42"/>
      <text:p text:style-name="Normal"><text:span text:style-name="T43">Je soussigné(e)</text:span><text:s/>……………………………………………….….... (Nom et prénom du copropriétaire, de l’associé ou du mandataire commun)<text:s/></text:p>
      <text:p text:style-name="Normal"><text:span text:style-name="T44">Domicilié(e) au</text:span><text:s/>............................................................. (Adresse)</text:p>
      <text:p text:style-name="Normal"/>
      <text:p text:style-name="Normal">Après avoir pris connaissance de l'ordre du jour et des documents annexés à la convocation ou mis à disposition sur le site en ligne sécurisé de la copropriété,<text:s/></text:p>
      <text:p text:style-name="Normal"/>
      <text:p text:style-name="Normal"><text:span text:style-name="T45">Souhaite émettre sur chacune des questions soumises à la délibération de l'assemblée générale des copropriétaires convoquée le …….....<text:s/></text:span><text:span text:style-name="T46">(</text:span><text:span text:style-name="T47">Date) à</text:span><text:span text:style-name="T48"><text:s/>.</text:span><text:span text:style-name="T49">...................................................................................</text:span><text:span text:style-name="T50"><text:s/>(</text:span><text:span text:style-name="T51">Adresse) à ..... (Heure</text:span><text:span text:style-name="T52">)</text:span><text:span text:style-name="T53"><text:s/>le vote exprimé dans le tableau ci-joint<text:s/></text:span><text:span text:style-name="T54">(… pages)</text:span><text:s/>(indiquer le nombre de pages).<text:s/></text:p>
      <text:p text:style-name="P55">Fait à ............... (Lieu), le ....................... (Date)<text:s/></text:p>
      <text:p text:style-name="P56">Signature :</text:p>
      <text:p text:style-name="P57"><text:bookmark-start text:name="_Hlk117605926"/><text:span text:style-name="T58">NB </text:span><text:span text:style-name="T59">: les zones grisées doivent être remplies par l’organisateur de l’assemblée.</text:span></text:p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P64"><text:bookmark-end text:name="_Hlk117605926"/>(A rappeler en en tête de chaque page de vote)</text:p>
            <text:p text:style-name="P65"/>
            <text:soft-page-break/>
            <text:p text:style-name="P66"><text:span text:style-name="T67">Adresse du ou des immeubles :<text:s/></text:span><text:span text:style-name="T68">……………………………………………………………………………………………………….</text:span></text:p>
            <text:p text:style-name="P69"/>
            <text:p text:style-name="P70"><text:span text:style-name="T71">Nom du copropriétaire/associé/mandataire commun :<text:s/></text:span><text:span text:style-name="T72">…………………………………………………………………..</text:span></text:p>
            <text:p text:style-name="P73"/>
            <text:p text:style-name="P74"><text:span text:style-name="T75">Date de l’Assemblée :</text:span><text:span text:style-name="T76">……………………………………………………………………………………………………………………….</text:span></text:p>
            <text:p text:style-name="P77"/>
          </table:table-cell>
        </table:table-row>
      </table:table>
      <text:p text:style-name="P78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/>
            <text:p text:style-name="P88">IDENTIFICATION DE L’OBJET</text:p>
            <text:p text:style-name="P89"/>
          </table:table-cell>
          <table:table-cell table:style-name="TableCell90">
            <text:p text:style-name="P91"/>
            <text:p text:style-name="P92">QUESTIONS</text:p>
            <text:p text:style-name="P93"><text:span text:style-name="T94">(</text:span><text:span text:style-name="T95">suivant leur ordre de présentation à l’ordre du jour : numéro et/ou intitulé de la question)</text:span></text:p>
          </table:table-cell>
          <table:table-cell table:style-name="TableCell96">
            <text:p text:style-name="P97"/>
            <text:p text:style-name="P98">POUR</text:p>
            <text:p text:style-name="P99">Cocher la case correspondante</text:p>
            <text:p text:style-name="P100"><text:span text:style-name="T101"></text:span></text:p>
          </table:table-cell>
          <table:table-cell table:style-name="TableCell102">
            <text:p text:style-name="P103"/>
            <text:p text:style-name="P104"><text:span text:style-name="T105">CONTRE</text:span></text:p>
            <text:p text:style-name="P106">Cocher la case correspondante</text:p>
            <text:p text:style-name="P107"><text:span text:style-name="T108"></text:span></text:p>
          </table:table-cell>
          <table:table-cell table:style-name="TableCell109">
            <text:p text:style-name="P110"/>
            <text:p text:style-name="P111"><text:span text:style-name="T112">ABSTENTION</text:span></text:p>
            <text:p text:style-name="P113">Cocher la case correspondante</text:p>
            <text:p text:style-name="P114"><text:span text:style-name="T115"></text:span></text:p>
          </table:table-cell>
        </table:table-row>
        <table:table-row table:style-name="TableRow116">
          <table:table-cell table:style-name="TableCell117" table:number-rows-spanned="2">
            <text:p text:style-name="P118"/>
            <text:p text:style-name="P119">Election du bureau de séance</text:p>
            <text:p text:style-name="P120"/>
          </table:table-cell>
          <table:table-cell table:style-name="TableCell121">
            <text:p text:style-name="P122"/>
            <text:p text:style-name="P123">Résolution n°1 (Election du président de séance)</text:p>
            <text:p text:style-name="P124"/>
          </table:table-cell>
          <table:table-cell table:style-name="TableCell125" table:number-rows-spanned="2">
            <text:p text:style-name="P126"/>
          </table:table-cell>
          <table:table-cell table:style-name="TableCell127" table:number-rows-spanned="2">
            <text:p text:style-name="P128"/>
          </table:table-cell>
          <table:table-cell table:style-name="TableCell129" table:number-rows-spanned="2">
            <text:p text:style-name="P130"/>
          </table:table-cell>
        </table:table-row>
        <table:table-row table:style-name="TableRow131">
          <table:covered-table-cell>
            <text:p text:style-name="P132"/>
          </table:covered-table-cell>
          <table:table-cell table:style-name="TableCell133">
            <text:p text:style-name="P134">Résolution n°2 (Election du secrétaire de séance)</text:p>
            <text:p text:style-name="P135"/>
          </table:table-cell>
          <table:covered-table-cell>
            <text:p text:style-name="P136"/>
          </table:covered-table-cell>
          <table:covered-table-cell>
            <text:p text:style-name="P137"/>
          </table:covered-table-cell>
          <table:covered-table-cell>
            <text:p text:style-name="P138"/>
          </table:covered-table-cell>
        </table:table-row>
        <table:table-row table:style-name="TableRow139">
          <table:table-cell table:style-name="TableCell140">
            <text:p text:style-name="P141"/>
            <text:p text:style-name="P142">Approbation des comptes</text:p>
            <text:p text:style-name="P143"/>
          </table:table-cell>
          <table:table-cell table:style-name="TableCell144">
            <text:p text:style-name="P145"/>
            <text:p text:style-name="P146">Résolution n°3<text:s/>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  <text:p text:style-name="P156">Approbation du budget prévisionnel</text:p>
            <text:p text:style-name="P157"/>
          </table:table-cell>
          <table:table-cell table:style-name="TableCell158">
            <text:p text:style-name="P159"/>
            <text:p text:style-name="P160">Résolution n°4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 table:number-rows-spanned="2">
            <text:p text:style-name="P169"/>
            <text:p text:style-name="P170">Election du syndic</text:p>
            <text:p text:style-name="P171"/>
          </table:table-cell>
          <table:table-cell table:style-name="TableCell172" table:number-rows-spanned="2">
            <text:p text:style-name="P173"/>
            <text:p text:style-name="P174">Résolution n°5</text:p>
          </table:table-cell>
          <table:table-cell table:style-name="TableCell175">
            <text:p text:style-name="P176"/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covered-table-cell>
            <text:p text:style-name="P183"/>
          </table:covered-table-cell>
          <table:covered-table-cell>
            <text:p text:style-name="P184"/>
          </table:covered-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 table:number-rows-spanned="6">
            <text:p text:style-name="P193"/>
            <text:p text:style-name="P194">Election du conseil syndical</text:p>
            <text:p text:style-name="P195"/>
          </table:table-cell>
          <table:table-cell table:style-name="TableCell196" table:number-rows-spanned="2">
            <text:p text:style-name="P197">Résolution n°6 (candidature de Mme/M………………….…..)</text:p>
            <text:p text:style-name="P198"/>
          </table:table-cell>
          <table:table-cell table:style-name="TableCell199">
            <text:p text:style-name="P200"/>
            <text:p text:style-name="P201"/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P208"/>
          </table:covered-table-cell>
          <table:covered-table-cell>
            <text:p text:style-name="P209"/>
          </table:covered-table-cell>
          <table:table-cell table:style-name="TableCell210">
            <text:p text:style-name="P211">*</text:p>
          </table:table-cell>
          <table:table-cell table:style-name="TableCell212">
            <text:p text:style-name="P213"><text:span text:style-name="T214">*</text:span></text:p>
          </table:table-cell>
          <table:table-cell table:style-name="TableCell215">
            <text:p text:style-name="P216"><text:span text:style-name="T217">*</text:span></text:p>
          </table:table-cell>
        </table:table-row>
        <table:table-row table:style-name="TableRow218">
          <table:covered-table-cell>
            <text:p text:style-name="P219"/>
          </table:covered-table-cell>
          <table:table-cell table:style-name="TableCell220" table:number-rows-spanned="2">
            <text:p text:style-name="P221">Résolution n°6 (candidature de Mme/M………………….…..)</text:p>
            <text:p text:style-name="P222"/>
          </table:table-cell>
          <table:table-cell table:style-name="TableCell223">
            <text:p text:style-name="P224"/>
            <text:p text:style-name="P225"/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covered-table-cell>
            <text:p text:style-name="P232"/>
          </table:covered-table-cell>
          <table:covered-table-cell>
            <text:p text:style-name="P233"/>
          </table:covered-table-cell>
          <table:table-cell table:style-name="TableCell234">
            <text:p text:style-name="P235"><text:span text:style-name="T236">*</text:span></text:p>
          </table:table-cell>
          <table:table-cell table:style-name="TableCell237">
            <text:p text:style-name="P238"><text:span text:style-name="T239">*</text:span></text:p>
          </table:table-cell>
          <table:table-cell table:style-name="TableCell240">
            <text:p text:style-name="P241"><text:span text:style-name="T242">*</text:span></text:p>
          </table:table-cell>
        </table:table-row>
        <table:table-row table:style-name="TableRow243">
          <table:covered-table-cell>
            <text:p text:style-name="P244"/>
          </table:covered-table-cell>
          <table:table-cell table:style-name="TableCell245" table:number-rows-spanned="2">
            <text:p text:style-name="P246">Résolution n°6 (candidature de Mme/M………………….…..)</text:p>
            <text:p text:style-name="P247"/>
          </table:table-cell>
          <table:table-cell table:style-name="TableCell248">
            <text:p text:style-name="P249"/>
            <text:p text:style-name="P250"/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covered-table-cell>
            <text:p text:style-name="P257"/>
          </table:covered-table-cell>
          <table:covered-table-cell>
            <text:p text:style-name="P258"/>
          </table:covered-table-cell>
          <table:table-cell table:style-name="TableCell259">
            <text:p text:style-name="P260"><text:span text:style-name="T261">*</text:span></text:p>
          </table:table-cell>
          <table:table-cell table:style-name="TableCell262">
            <text:p text:style-name="P263"><text:span text:style-name="T264">*</text:span></text:p>
          </table:table-cell>
          <table:table-cell table:style-name="TableCell265">
            <text:p text:style-name="P266"><text:span text:style-name="T267">*</text:span></text:p>
          </table:table-cell>
        </table:table-row>
        <table:table-row table:style-name="TableRow268">
          <table:table-cell table:style-name="TableCell269" table:number-rows-spanned="2">
            <text:p text:style-name="P270"/>
            <text:p text:style-name="P271">Seuil des marchés et contrats</text:p>
            <text:p text:style-name="P272">Fixés au cours de l’assemblée générale</text:p>
            <text:p text:style-name="P273"/>
          </table:table-cell>
          <table:table-cell table:style-name="TableCell274">
            <text:p text:style-name="P275">Résolution n°7 (seuil de<text:s/></text:p>
            <text:p text:style-name="P276">consultation du Conseil syndical)</text:p>
            <text:p text:style-name="P277"/>
          </table:table-cell>
          <table:table-cell table:style-name="TableCell278" table:number-rows-spanned="2">
            <text:p text:style-name="P279"/>
          </table:table-cell>
          <table:table-cell table:style-name="TableCell280" table:number-rows-spanned="2">
            <text:p text:style-name="P281"/>
          </table:table-cell>
          <table:table-cell table:style-name="TableCell282" table:number-rows-spanned="2">
            <text:p text:style-name="P283"/>
          </table:table-cell>
        </table:table-row>
        <table:table-row table:style-name="TableRow284">
          <table:covered-table-cell>
            <text:p text:style-name="P285"/>
          </table:covered-table-cell>
          <table:table-cell table:style-name="TableCell286">
            <text:p text:style-name="P287">Résolution n° 8 (seuil de<text:s/></text:p>
            <text:p text:style-name="P288">Mise en concurrence)</text:p>
          </table:table-cell>
          <table:covered-table-cell>
            <text:p text:style-name="P289"/>
          </table:covered-table-cell>
          <table:covered-table-cell>
            <text:p text:style-name="P290"/>
          </table:covered-table-cell>
          <table:covered-table-cell>
            <text:p text:style-name="P291"/>
          </table:covered-table-cell>
        </table:table-row>
        <table:table-row table:style-name="TableRow292">
          <table:table-cell table:style-name="TableCell293" table:number-rows-spanned="2">
            <text:p text:style-name="P294"/>
            <text:p text:style-name="P295">Fonds de travaux</text:p>
            <text:p text:style-name="P296"/>
          </table:table-cell>
          <table:table-cell table:style-name="TableCell297">
            <text:p text:style-name="P298">Résolution n° 8 (Montant du fonds de travaux)<text:s/></text:p>
          </table:table-cell>
          <table:table-cell table:style-name="TableCell299" table:number-rows-spanned="2">
            <text:p text:style-name="P300"/>
          </table:table-cell>
          <table:table-cell table:style-name="TableCell301" table:number-rows-spanned="2">
            <text:p text:style-name="P302"/>
          </table:table-cell>
          <table:table-cell table:style-name="TableCell303" table:number-rows-spanned="2">
            <text:p text:style-name="P304"/>
          </table:table-cell>
        </table:table-row>
        <table:table-row table:style-name="TableRow305">
          <table:covered-table-cell>
            <text:p text:style-name="P306"/>
          </table:covered-table-cell>
          <table:table-cell table:style-name="TableCell307">
            <text:p text:style-name="P308">Résolution n° 8 (Non constitution du fonds de travaux)</text:p>
          </table:table-cell>
          <table:covered-table-cell>
            <text:p text:style-name="P309"/>
          </table:covered-table-cell>
          <table:covered-table-cell>
            <text:p text:style-name="P310"/>
          </table:covered-table-cell>
          <table:covered-table-cell>
            <text:p text:style-name="P311"/>
          </table:covered-table-cell>
        </table:table-row>
      </table:table>
      <text:p text:style-name="P312"/>
      <table:table table:style-name="Table313">
        <table:table-columns>
          <table:table-column table:style-name="TableColumn314"/>
          <table:table-column table:style-name="TableColumn315"/>
        </table:table-columns>
        <table:table-row table:style-name="TableRow316">
          <table:table-cell table:style-name="TableCell317">
            <text:p text:style-name="P318"><text:span text:style-name="T319">*En cas de vote en 2</text:span><text:span text:style-name="T320">ème</text:span><text:span text:style-name="T321"><text:s/>lecture : art. 25-1 <text:s text:c="13"/></text:span></text:p>
            <text:p text:style-name="P322"/>
          </table:table-cell>
          <table:table-cell table:style-name="TableCell323">
            <text:p text:style-name="P324">Paraphe et signature<text:s/></text:p>
          </table:table-cell>
        </table:table-row>
      </table:table>
      <text:p text:style-name="P3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 2" style:font-charset="x-symbol" svg:font-family="Wingdings 2" style:font-family-generic="roman" style:font-pitch="variable" svg:panose-1="5 2 1 2 1 5 7 7 7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anny ROUE</meta:initial-creator>
    <dc:creator>Damien Caumont</dc:creator>
    <meta:creation-date>2026-03-05T22:22:00Z</meta:creation-date>
    <dc:date>2026-03-05T22:22:00Z</dc:date>
    <meta:template xlink:href="Normal" xlink:type="simple"/>
    <meta:editing-cycles>2</meta:editing-cycles>
    <meta:editing-duration>PT0S</meta:editing-duration>
    <meta:document-statistic meta:page-count="2" meta:paragraph-count="6" meta:word-count="498" meta:character-count="3236" meta:row-count="22" meta:non-whitespace-character-count="2744"/>
  </office:meta>
</office:document-meta>
</file>